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0fd680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118a24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133a7a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fd680" officeooo:paragraph-rsid="0015c195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none" fo:font-weight="bold" officeooo:rsid="000fd680" officeooo:paragraph-rsid="000fd68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bold" officeooo:rsid="000fd680" officeooo:paragraph-rsid="00133a7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normal" officeooo:rsid="000fd680" officeooo:paragraph-rsid="000fd68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fd680" officeooo:paragraph-rsid="0015c19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0fd680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118a24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0fd680" officeooo:paragraph-rsid="00133a7a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style:text-underline-style="none" fo:font-weight="normal" officeooo:rsid="001b2386" officeooo:paragraph-rsid="001b2386" style:font-size-asian="20pt" style:font-weight-asian="normal" style:font-size-complex="20pt" style:font-weight-complex="normal"/>
    </style:style>
    <style:style style:name="P13" style:family="paragraph" style:parent-style-name="Standard">
      <style:text-properties fo:font-size="20pt" style:text-underline-style="none" fo:font-weight="normal" officeooo:rsid="000fd680" officeooo:paragraph-rsid="000fd680" style:font-size-asian="20pt" style:font-weight-asian="normal" style:font-size-complex="20pt" style:font-weight-complex="normal"/>
    </style:style>
    <style:style style:name="P14" style:family="paragraph" style:parent-style-name="Standard">
      <style:text-properties officeooo:paragraph-rsid="0015c195"/>
    </style:style>
    <style:style style:name="P15" style:family="paragraph" style:parent-style-name="Standard">
      <style:text-properties officeooo:paragraph-rsid="001b2386"/>
    </style:style>
    <style:style style:name="P16" style:family="paragraph" style:parent-style-name="Standard">
      <style:text-properties style:font-name="Arial" fo:font-size="10pt" style:text-underline-style="none" fo:font-weight="normal" officeooo:rsid="001b2386" officeooo:paragraph-rsid="001b2386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228b22"/>
    </style:style>
    <style:style style:name="T4" style:family="text">
      <style:text-properties fo:color="#228b22" style:font-name="lucidatypewriter"/>
    </style:style>
    <style:style style:name="T5" style:family="text">
      <style:text-properties fo:color="#228b22" style:font-name="lucidatypewriter" fo:font-size="10pt" style:font-size-asian="10pt"/>
    </style:style>
    <style:style style:name="T6" style:family="text">
      <style:text-properties fo:color="#228b22" style:font-name="lucidatypewriter" fo:font-size="10pt" officeooo:rsid="00150112" style:font-size-asian="10pt"/>
    </style:style>
    <style:style style:name="T7" style:family="text">
      <style:text-properties fo:color="#228b22" style:font-name="lucidatypewriter" fo:font-size="10pt" officeooo:rsid="000fd680" style:font-size-asian="10pt" style:font-size-complex="20pt"/>
    </style:style>
    <style:style style:name="T8" style:family="text">
      <style:text-properties fo:color="#228b22" style:font-name="lucidatypewriter" fo:font-size="10pt" fo:font-weight="normal" style:font-size-asian="10pt" style:font-weight-asian="normal" style:font-weight-complex="normal"/>
    </style:style>
    <style:style style:name="T9" style:family="text">
      <style:text-properties fo:color="#228b22" style:font-name="lucidatypewriter" fo:font-size="10pt" fo:font-weight="normal" officeooo:rsid="00150112" style:font-size-asian="10pt" style:font-weight-asian="normal" style:font-weight-complex="normal"/>
    </style:style>
    <style:style style:name="T10" style:family="text">
      <style:text-properties fo:color="#228b22" style:font-name="lucidatypewriter" fo:font-size="10pt" fo:font-weight="normal" style:font-size-asian="10pt" style:font-weight-asian="normal" style:font-size-complex="20pt" style:font-weight-complex="normal"/>
    </style:style>
    <style:style style:name="T11" style:family="text">
      <style:text-properties fo:color="#228b22" style:font-name="lucidatypewriter" fo:font-size="10pt" fo:font-weight="normal" officeooo:rsid="00150112" style:font-size-asian="10pt" style:font-weight-asian="normal" style:font-size-complex="20pt" style:font-weight-complex="normal"/>
    </style:style>
    <style:style style:name="T12" style:family="text">
      <style:text-properties fo:color="#228b22" style:font-name="lucidatypewriter" fo:font-size="10pt" fo:font-weight="normal" officeooo:rsid="000fd680" style:font-size-asian="10pt" style:font-weight-asian="normal" style:font-size-complex="20pt" style:font-weight-complex="normal"/>
    </style:style>
    <style:style style:name="T13" style:family="text">
      <style:text-properties fo:color="#228b22" style:font-name="lucidatypewriter" fo:font-size="10pt" fo:font-weight="bold" officeooo:rsid="000fd680" style:font-size-asian="10pt" style:font-weight-asian="bold" style:font-size-complex="20pt" style:font-weight-complex="bold"/>
    </style:style>
    <style:style style:name="T14" style:family="text">
      <style:text-properties fo:color="#228b22" style:font-name="lucidatypewriter" fo:font-size="10pt" fo:font-style="normal" style:text-underline-style="none" fo:font-weight="bold" officeooo:rsid="000fd680" style:font-size-asian="1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228b22" style:font-name="lucidatypewriter" fo:font-size="10pt" fo:font-style="normal" style:text-underline-style="none" officeooo:rsid="000fd680" style:font-size-asian="10pt" style:font-style-asian="normal" style:font-size-complex="20pt" style:font-style-complex="normal"/>
    </style:style>
    <style:style style:name="T16" style:family="text">
      <style:text-properties fo:color="#228b22" style:font-name="lucidatypewriter" fo:font-size="10pt" fo:font-style="normal" officeooo:rsid="000fd680" style:font-size-asian="10pt" style:font-style-asian="normal" style:font-size-complex="20pt" style:font-style-complex="normal"/>
    </style:style>
    <style:style style:name="T17" style:family="text">
      <style:text-properties fo:color="#000000" style:font-name="lucidatypewriter" fo:font-size="10pt" style:font-size-asian="10pt"/>
    </style:style>
    <style:style style:name="T18" style:family="text">
      <style:text-properties fo:color="#000000" style:font-name="lucidatypewriter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19" style:family="text">
      <style:text-properties fo:color="#000000" style:font-name="lucidatypewriter" fo:font-size="10pt" fo:font-style="normal" style:text-underline-style="none" style:font-size-asian="10pt" style:font-style-asian="normal" style:font-style-complex="normal"/>
    </style:style>
    <style:style style:name="T20" style:family="text">
      <style:text-properties fo:color="#000000" style:font-name="lucidatypewriter" fo:font-size="10pt" fo:font-style="normal" style:font-size-asian="10pt" style:font-style-asian="normal" style:font-style-complex="normal"/>
    </style:style>
    <style:style style:name="T21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officeooo:rsid="000fd680" style:font-size-asian="10pt" style:font-style-asian="italic" style:font-weight-asian="bold" style:font-style-complex="italic" style:font-weight-complex="bold"/>
    </style:style>
    <style:style style:name="T22" style:family="text">
      <style:text-properties fo:color="#000000" style:font-name="lucidatypewriter" fo:font-size="20pt" fo:font-style="italic" style:text-underline-style="solid" style:text-underline-width="auto" style:text-underline-color="font-color" fo:font-weight="normal" officeooo:rsid="000fd680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a020f0" style:font-name="lucidatypewriter" fo:font-size="10pt" style:font-size-asian="10pt"/>
    </style:style>
    <style:style style:name="T24" style:family="text">
      <style:text-properties fo:color="#0000ff" style:font-name="lucidatypewriter" fo:font-size="10pt" style:font-size-asian="10pt"/>
    </style:style>
    <style:style style:name="T25" style:family="text">
      <style:text-properties fo:color="#0000ff" style:font-name="lucidatypewriter" fo:font-size="10pt" style:font-size-asian="10pt" style:font-size-complex="20pt"/>
    </style:style>
    <style:style style:name="T26" style:family="text">
      <style:text-properties fo:color="#0000ff" style:font-name="lucidatypewriter" fo:font-size="10pt" fo:font-weight="normal" style:font-size-asian="10pt" style:font-weight-asian="normal" style:font-size-complex="20pt" style:font-weight-complex="normal"/>
    </style:style>
    <style:style style:name="T27" style:family="text">
      <style:text-properties fo:color="#0000ff" style:font-name="lucidatypewriter" fo:font-size="10pt" fo:font-weight="bold" style:font-size-asian="10pt" style:font-weight-asian="bold" style:font-size-complex="20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solid" style:text-underline-width="auto" style:text-underline-color="font-color" fo:font-weight="bold" officeooo:rsid="000fd680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officeooo:rsid="00118a24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133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å = <text:span text:style-name="T3">Ã¥</text:span></text:p>
      <text:p text:style-name="P12"><text:span text:style-name="T5">ä = Ã¤</text:span></text:p>
      <text:p text:style-name="P12"><text:span text:style-name="T5">ö = Ã¶</text:span></text:p>
      <text:p text:style-name="P13"/>
      <text:p text:style-name="P9"><text:bookmark-start text:name="__DdeLink__161_966018793"/>Uppgift 1</text:p>
      <text:p text:style-name="P1"><text:bookmark-end text:name="__DdeLink__161_966018793"/><text:bookmark-start text:name="__DdeLink__282_966018793"/>Uppgift1.m</text:p>
      <text:p text:style-name="P5"><text:bookmark-end text:name="__DdeLink__282_966018793"/><text:span text:style-name="T8">% Given funktion f</text:span><text:span text:style-name="T9">ö</text:span><text:span text:style-name="T8">r konturen f</text:span><text:span text:style-name="T9">ö</text:span><text:span text:style-name="T8">r en rotationssymmetrisk lur</text:span></text:p>
      <text:p text:style-name="Standard"><text:span text:style-name="T17">y = @(x)(exp(-x/3)./(2-cos(pi*x)));</text:span></text:p>
      <text:p text:style-name="Standard"><text:span text:style-name="T17"><text:s/></text:span></text:p>
      <text:p text:style-name="Standard"><text:span text:style-name="T5">%%% Approximation av volymen %%%</text:span></text:p>
      <text:p text:style-name="Standard"><text:span text:style-name="T17">func = @(x)y(x).^2;</text:span></text:p>
      <text:p text:style-name="Standard"><text:span text:style-name="T17"><text:s/></text:span></text:p>
      <text:p text:style-name="Standard"><text:span text:style-name="T5">% extrapolationen g</text:span><text:span text:style-name="T6">ö</text:span><text:span text:style-name="T5">rs inuti metoden 'trapets'</text:span></text:p>
      <text:p text:style-name="Standard"><text:span text:style-name="T17">helpvolume = pi * trapets(0, 2.6, 0.2, func);</text:span></text:p>
      <text:p text:style-name="Standard"><text:span text:style-name="T17">volume = pi * trapets(0, 2.6, 0.1, func);</text:span></text:p>
      <text:p text:style-name="Standard"><text:span text:style-name="T17">volumebetter = pi * trapets(0, 2.6, 0.05, func);</text:span></text:p>
      <text:p text:style-name="Standard"><text:span text:style-name="T17">volumebest = pi * integral(func, 0, 2.6); </text:span><text:span text:style-name="T5">% quad är 'deprecated'</text:span></text:p>
      <text:p text:style-name="Standard"><text:span text:style-name="T5"><text:s/></text:span></text:p>
      <text:p text:style-name="Standard"><text:span text:style-name="T17">fi = [0 : 2 * pi/30 : 2 * pi];</text:span></text:p>
      <text:p text:style-name="Standard"><text:span text:style-name="T17">x = [0 : 2.6/30 : 2.6]';</text:span></text:p>
      <text:p text:style-name="Standard"><text:span text:style-name="T17"><text:s/></text:span></text:p>
      <text:p text:style-name="Standard"><text:span text:style-name="T17">f = y(x);</text:span></text:p>
      <text:p text:style-name="Standard"><text:span text:style-name="T17"><text:s/></text:span></text:p>
      <text:p text:style-name="Standard"><text:span text:style-name="T5">% Konstruera matriser</text:span></text:p>
      <text:p text:style-name="Standard"><text:span text:style-name="T17">X = x * ones(size(fi));</text:span></text:p>
      <text:p text:style-name="Standard"><text:span text:style-name="T17">Y = f * cos(fi);</text:span></text:p>
      <text:p text:style-name="Standard"><text:span text:style-name="T17">Z = f * sin(fi);</text:span></text:p>
      <text:p text:style-name="Standard"><text:span text:style-name="T17">mesh(X, Y, Z);</text:span></text:p>
      <text:p text:style-name="Standard"><text:span text:style-name="T17"><text:s/></text:span></text:p>
      <text:p text:style-name="Standard"><text:span text:style-name="T17">disp([</text:span><text:span text:style-name="T23">' <text:s text:c="3"/>Step=0.1'</text:span><text:span text:style-name="T17"> </text:span><text:span text:style-name="T23">' <text:s/>Step=0.05'</text:span><text:span text:style-name="T17">, </text:span><text:span text:style-name="T23">' quad'</text:span><text:span text:style-name="T17">]);</text:span></text:p>
      <text:p text:style-name="Standard"><text:span text:style-name="T17">disp([volume volumebetter volumebest]);</text:span></text:p>
      <text:p text:style-name="P5"><text:span text:style-name="T1"/></text:p>
      <text:p text:style-name="P1">trapets.m</text:p>
      <text:p text:style-name="P7"><text:span text:style-name="T24">function</text:span><text:span text:style-name="T17"> res = trapets(a, b, step, symbol)</text:span></text:p>
      <text:p text:style-name="Standard"><text:span text:style-name="T5">% Funktionsförklaring:</text:span></text:p>
      <text:p text:style-name="Standard"><text:span text:style-name="T5">% Beräknar två värden med trapetsregeln och gör sedan Simpsson</text:span></text:p>
      <text:p text:style-name="Standard"><text:span text:style-name="T5">% extrapolation på detta.</text:span></text:p>
      <text:p text:style-name="Standard"><text:span text:style-name="T5"><text:s/></text:span></text:p>
      <text:p text:style-name="Standard"><text:span text:style-name="T17">res = trapetsnoextrpol(a, b, step, symbol);</text:span></text:p>
      <text:p text:style-name="Standard"><text:span text:style-name="T17">double = trapetsnoextrpol(a, b, step*2, symbol);</text:span></text:p>
      <text:p text:style-name="Standard"><text:span text:style-name="T17">res = res - (double - res)/3;</text:span></text:p>
      <text:p text:style-name="P5"><text:span text:style-name="T1"/></text:p>
      <text:p text:style-name="P1">trapetsnoextrpol.m</text:p>
      <text:p text:style-name="P7"><text:span text:style-name="T24">function</text:span><text:span text:style-name="T17"> res = trapetsnoextrpol(a, b, step, symbol)</text:span></text:p>
      <text:p text:style-name="Standard"><text:span text:style-name="T5">% * Funktionsförklaring:</text:span></text:p>
      <text:p text:style-name="Standard"><text:span text:style-name="T5">% Trapetsregeln utan extrapolation.</text:span></text:p>
      <text:p text:style-name="Standard"><text:span text:style-name="T5"><text:s/></text:span></text:p>
      <text:p text:style-name="Standard"><text:span text:style-name="T5">% * Variabelförklaring:</text:span></text:p>
      <text:p text:style-name="Standard"><text:span text:style-name="T5">% a = startvärde</text:span></text:p>
      <text:p text:style-name="Standard"><text:span text:style-name="T5">% b = målvärde</text:span></text:p>
      <text:p text:style-name="Standard"><text:span text:style-name="T5">% step = steglängd</text:span></text:p>
      <text:p text:style-name="Standard"><text:span text:style-name="T5">% symbol = funktionen</text:span></text:p>
      <text:p text:style-name="Standard"><text:span text:style-name="T5"><text:s/></text:span></text:p>
      <text:p text:style-name="Standard"><text:span text:style-name="T5">% Trapetsregeln m h a iteration</text:span></text:p>
      <text:p text:style-name="Standard"><text:span text:style-name="T17">i = a + step;</text:span></text:p>
      <text:p text:style-name="Standard"><text:span text:style-name="T17">res = symbol(a)/2;</text:span></text:p>
      <text:p text:style-name="Standard"><text:span text:style-name="T24">while</text:span><text:span text:style-name="T17">(i &lt; b)</text:span></text:p>
      <text:p text:style-name="Standard"><text:span text:style-name="T17"><text:s text:c="4"/></text:span><text:span text:style-name="T24">if</text:span><text:span text:style-name="T17">(abs(i - b) &lt; (E-5)) </text:span><text:span text:style-name="T5">% Felmarginalskontroll</text:span></text:p>
      <text:p text:style-name="Standard"><text:span text:style-name="T17"><text:s text:c="8"/>warning(</text:span><text:span text:style-name="T23">'Bad step length or precision error'</text:span><text:span text:style-name="T17">)</text:span></text:p>
      <text:p text:style-name="Standard"><text:soft-page-break/><text:span text:style-name="T17"><text:s text:c="8"/></text:span><text:span text:style-name="T24">break</text:span></text:p>
      <text:p text:style-name="Standard"><text:span text:style-name="T17"><text:s text:c="4"/></text:span><text:span text:style-name="T24">end</text:span></text:p>
      <text:p text:style-name="Standard"><text:span text:style-name="T17"><text:s text:c="4"/>res = res + symbol(i);</text:span></text:p>
      <text:p text:style-name="Standard"><text:span text:style-name="T17"><text:s text:c="4"/>i = i + step;</text:span></text:p>
      <text:p text:style-name="Standard"><text:span text:style-name="T24">end</text:span></text:p>
      <text:p text:style-name="Standard"><text:span text:style-name="T24"><text:s/></text:span></text:p>
      <text:p text:style-name="Standard"><text:span text:style-name="T17">res = res + symbol(b)/2;</text:span></text:p>
      <text:p text:style-name="Standard"><text:span text:style-name="T17">res = res * step;</text:span></text:p>
      <text:p text:style-name="Standard"><text:span text:style-name="T17"><text:s/></text:span></text:p>
      <text:p text:style-name="Standard"><text:span text:style-name="T24">end</text:span></text:p>
      <text:p text:style-name="Standard"><text:span text:style-name="T24"><text:s/></text:span></text:p>
      <text:p text:style-name="Standard"/>
      <text:p text:style-name="P10">Uppgift <text:span text:style-name="T35">2a</text:span></text:p>
      <text:p text:style-name="P2"><text:span text:style-name="T30"/></text:p>
      <text:p text:style-name="P2"><text:span text:style-name="T30"/></text:p>
      <text:p text:style-name="P11">Uppgift <text:span text:style-name="T41">3</text:span></text:p>
      <text:p text:style-name="P3">Uppgift<text:span text:style-name="T41">3</text:span>.m</text:p>
      <text:p text:style-name="P6"><text:span text:style-name="T10">% Rensar f</text:span><text:span text:style-name="T11">ö</text:span><text:span text:style-name="T10">stret s</text:span><text:span text:style-name="T11">å</text:span><text:span text:style-name="T10"> att enbart den ritade gubben kommer synas</text:span></text:p>
      <text:p text:style-name="Standard"><text:span text:style-name="T17">hold </text:span><text:span text:style-name="T23">off</text:span><text:span text:style-name="T17">;</text:span></text:p>
      <text:p text:style-name="Standard"><text:span text:style-name="T17">plot(0, 0);</text:span></text:p>
      <text:p text:style-name="Standard"><text:span text:style-name="T17">hold </text:span><text:span text:style-name="T23">on</text:span><text:span text:style-name="T17">;</text:span></text:p>
      <text:p text:style-name="Standard"><text:span text:style-name="T17"><text:s/></text:span></text:p>
      <text:p text:style-name="Standard"><text:span text:style-name="T5">% De</text:span><text:span text:style-name="T6">t</text:span><text:span text:style-name="T5"> </text:span><text:span text:style-name="T6">första</text:span><text:span text:style-name="T5"> </text:span><text:span text:style-name="T6">är </text:span><text:span text:style-name="T5">f</text:span><text:span text:style-name="T6">ö</text:span><text:span text:style-name="T5">r kroppen, de</text:span><text:span text:style-name="T6">t</text:span><text:span text:style-name="T5"> andra f</text:span><text:span text:style-name="T6">ö</text:span><text:span text:style-name="T5">r munnen</text:span></text:p>
      <text:p text:style-name="Standard"><text:span text:style-name="T17">t = [0:0.05:1];</text:span></text:p>
      <text:p text:style-name="Standard"><text:span text:style-name="T17">t2 = [-0.4:0.05:0.5]</text:span></text:p>
      <text:p text:style-name="Standard"><text:span text:style-name="T17"><text:s/></text:span></text:p>
      <text:p text:style-name="Standard"><text:span text:style-name="T5">% ritar kroppen och munnen</text:span></text:p>
      <text:p text:style-name="Standard"><text:span text:style-name="T17">kropp = bezier(t, 0.81, 0.84)</text:span></text:p>
      <text:p text:style-name="Standard"><text:span text:style-name="T17">mun = beziermun(t2, 0.1, 0.1)</text:span></text:p>
      <text:p text:style-name="Standard"><text:span text:style-name="T17">mun2 = beziermun(t2, 0.2, 0.1)</text:span></text:p>
      <text:p text:style-name="Standard"><text:span text:style-name="T17"><text:s/></text:span></text:p>
      <text:p text:style-name="Standard"><text:span text:style-name="T5">% Ritar kroppen, ser till att den </text:span><text:span text:style-name="T6">ä</text:span><text:span text:style-name="T5">r symmetriskt</text:span></text:p>
      <text:p text:style-name="Standard"><text:span text:style-name="T5">% Ritar </text:span><text:span text:style-name="T6">ä</text:span><text:span text:style-name="T5">ven upp munnen (</text:span><text:span text:style-name="T6">ö</text:span><text:span text:style-name="T5">ver- och undersida)</text:span></text:p>
      <text:p text:style-name="Standard"><text:span text:style-name="T17">plot(-t, kropp);</text:span></text:p>
      <text:p text:style-name="Standard"><text:span text:style-name="T17">plot(t, kropp);</text:span></text:p>
      <text:p text:style-name="Standard"><text:span text:style-name="T17">plot(t2, mun);</text:span></text:p>
      <text:p text:style-name="Standard"><text:span text:style-name="T17">plot(t2, mun2);</text:span></text:p>
      <text:p text:style-name="Standard"><text:span text:style-name="T17"><text:s/></text:span></text:p>
      <text:p text:style-name="Standard"><text:span text:style-name="T5">% Ritar </text:span><text:span text:style-name="T6">ö</text:span><text:span text:style-name="T5">gonen</text:span></text:p>
      <text:p text:style-name="Standard"><text:span text:style-name="T5">% V</text:span><text:span text:style-name="T6">ä</text:span><text:span text:style-name="T5">nster</text:span><text:span text:style-name="T6">ö</text:span><text:span text:style-name="T5">gat</text:span></text:p>
      <text:p text:style-name="Standard"><text:span text:style-name="T17">centerX = -0.5; centerY = 0.5; radius = 0.05;</text:span></text:p>
      <text:p text:style-name="Standard"><text:span text:style-name="T17">rectangle(</text:span><text:span text:style-name="T23">'Position'</text:span><text:span text:style-name="T17">,[centerX - radius, centerY - radius, radius*2, radius*2],</text:span><text:span text:style-name="T24">...</text:span></text:p>
      <text:p text:style-name="Standard"><text:span text:style-name="T17"><text:s text:c="4"/></text:span><text:span text:style-name="T23">'Curvature'</text:span><text:span text:style-name="T17">,[1,1],</text:span><text:span text:style-name="T24">...</text:span></text:p>
      <text:p text:style-name="Standard"><text:span text:style-name="T17"><text:s text:c="4"/></text:span><text:span text:style-name="T23">'FaceColor'</text:span><text:span text:style-name="T17">,</text:span><text:span text:style-name="T23">'g'</text:span><text:span text:style-name="T17">);</text:span></text:p>
      <text:p text:style-name="Standard"><text:span text:style-name="T17"><text:s/></text:span></text:p>
      <text:p text:style-name="Standard"><text:span text:style-name="T5">% H</text:span><text:span text:style-name="T6">ö</text:span><text:span text:style-name="T5">ger</text:span><text:span text:style-name="T6">ö</text:span><text:span text:style-name="T5">gat</text:span></text:p>
      <text:p text:style-name="Standard"><text:span text:style-name="T17">centerX = 0.5; centerY = 0.5; radius = 0.05;</text:span></text:p>
      <text:p text:style-name="Standard"><text:span text:style-name="T17">rectangle(</text:span><text:span text:style-name="T23">'Position'</text:span><text:span text:style-name="T17">,[centerX - radius, centerY - radius, radius*2, radius*2],</text:span><text:span text:style-name="T24">...</text:span></text:p>
      <text:p text:style-name="Standard"><text:span text:style-name="T17"><text:s text:c="4"/></text:span><text:span text:style-name="T23">'Curvature'</text:span><text:span text:style-name="T17">,[1,1],</text:span><text:span text:style-name="T24">...</text:span></text:p>
      <text:p text:style-name="Standard"><text:span text:style-name="T17"><text:s text:c="4"/></text:span><text:span text:style-name="T23">'FaceColor'</text:span><text:span text:style-name="T17">,</text:span><text:span text:style-name="T23">'g'</text:span><text:span text:style-name="T17">);</text:span></text:p>
      <text:p text:style-name="Standard"><text:bookmark-start text:name="__DdeLink__336_966018793"/><text:span text:style-name="T22"/></text:p>
      <text:p text:style-name="P4"><text:bookmark-end text:name="__DdeLink__336_966018793"/><text:span text:style-name="T17">beziermun</text:span>.m</text:p>
      <text:p text:style-name="P8"><text:span text:style-name="T25">function</text:span><text:span text:style-name="T17"> res = beziermun(t, yb, yc)</text:span></text:p>
      <text:p text:style-name="Standard"><text:span text:style-name="T5">% * Funktionsbeskrivning</text:span></text:p>
      <text:p text:style-name="Standard"><text:span text:style-name="T5">% Ritar en "beziermun" utifrÃ¥n styrpunkterna</text:span></text:p>
      <text:p text:style-name="Standard"><text:span text:style-name="T5"><text:s/></text:span></text:p>
      <text:p text:style-name="Standard"><text:span text:style-name="T5">% * Variabelbeskrivning</text:span></text:p>
      <text:p text:style-name="Standard"><text:soft-page-break/><text:span text:style-name="T5">% t = funktionsvariabel</text:span></text:p>
      <text:p text:style-name="Standard"><text:span text:style-name="T5">% yb = styrpunkt B</text:span></text:p>
      <text:p text:style-name="Standard"><text:span text:style-name="T5">% yc = styrpunkt c</text:span></text:p>
      <text:p text:style-name="Standard"><text:span text:style-name="T5"><text:s/></text:span></text:p>
      <text:p text:style-name="Standard"><text:span text:style-name="T5">% Bezierkurvans funktion</text:span></text:p>
      <text:p text:style-name="Standard"><text:span text:style-name="T17">k = [(0.5+t).^3, 3.*(0.5-t).*(0.5+t).^2, 3.*(0.5-t).^2.*(0.5+t), (0.5-t).^3];</text:span></text:p>
      <text:p text:style-name="Standard"><text:span text:style-name="T17"><text:s/></text:span></text:p>
      <text:p text:style-name="Standard"><text:span text:style-name="T5">% Start och slutpunkt fÃ¶r kurvan</text:span></text:p>
      <text:p text:style-name="Standard"><text:span text:style-name="T17">p1 = [0.3];</text:span></text:p>
      <text:p text:style-name="Standard"><text:span text:style-name="T17">p2 = [0.28];</text:span></text:p>
      <text:p text:style-name="Standard"><text:span text:style-name="T17"><text:s/></text:span></text:p>
      <text:p text:style-name="Standard"><text:span text:style-name="T5">% BerÃ¤knar kurvan</text:span></text:p>
      <text:p text:style-name="Standard"><text:span text:style-name="T17">res = k * [p1' yb' yc' p2']';</text:span></text:p>
      <text:p text:style-name="Standard"><text:span text:style-name="T24">end</text:span></text:p>
      <text:p text:style-name="P14"><text:span text:style-name="T22"/></text:p>
      <text:p text:style-name="P14"><text:span text:style-name="T21">bezier</text:span><text:span text:style-name="T32">.m</text:span></text:p>
      <text:p text:style-name="P8"><text:span text:style-name="T25">function</text:span><text:span text:style-name="T17"> res = bezier(t, yb, yc)</text:span></text:p>
      <text:p text:style-name="Standard"><text:span text:style-name="T5">% * Funktionsbeskrivning</text:span></text:p>
      <text:p text:style-name="Standard"><text:span text:style-name="T5">% Ritar en bezierkurva utifrÃ¥n styrpunkterna</text:span></text:p>
      <text:p text:style-name="Standard"><text:span text:style-name="T17"><text:s/></text:span></text:p>
      <text:p text:style-name="Standard"><text:span text:style-name="T5">% * Variabelbeskrivning</text:span></text:p>
      <text:p text:style-name="Standard"><text:span text:style-name="T5">% t = funktionsvariabel</text:span></text:p>
      <text:p text:style-name="Standard"><text:span text:style-name="T5">% yb = styrpunkt B</text:span></text:p>
      <text:p text:style-name="Standard"><text:span text:style-name="T5">% yc = styrpunkt c</text:span></text:p>
      <text:p text:style-name="Standard"><text:span text:style-name="T5"><text:s/></text:span></text:p>
      <text:p text:style-name="Standard"><text:span text:style-name="T5">% Bezierkurvans funktion</text:span></text:p>
      <text:p text:style-name="Standard"><text:span text:style-name="T17">k = [(1-t).^3, 3.*t.*(1-t).^2, 3.*t.^2.*(1-t), t.^3];</text:span></text:p>
      <text:p text:style-name="Standard"><text:span text:style-name="T17"><text:s/></text:span></text:p>
      <text:p text:style-name="Standard"><text:span text:style-name="T5">% Start och slutpunkt fÃ¶r kurvan</text:span></text:p>
      <text:p text:style-name="Standard"><text:span text:style-name="T17">p1 = [0.5];</text:span></text:p>
      <text:p text:style-name="Standard"><text:span text:style-name="T17">p2 = [0];</text:span></text:p>
      <text:p text:style-name="Standard"><text:span text:style-name="T17"><text:s/></text:span></text:p>
      <text:p text:style-name="P15"><text:span text:style-name="T5">% BerÃ¤knar kurvan</text:span></text:p>
      <text:p text:style-name="Standard"><text:span text:style-name="T17">res = k*[p1' b' c' p2']';</text:span></text:p>
      <text:p text:style-name="Standard"><text:span text:style-name="T24">end</text:span></text:p>
      <text:p text:style-name="Standard"><text:span text:style-name="T24"><text:s/></text:span></text:p>
      <text:p text:style-name="Standard"/>
      <text:p text:style-name="P8"><text:span text:style-name="T13"/></text:p>
      <text:p text:style-name="P2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</meta:initial-creator>
    <meta:creation-date>2014-11-12T14:54:29.671145879</meta:creation-date>
    <dc:date>2014-11-12T19:48:25.112763796</dc:date>
    <dc:creator>Per </dc:creator>
    <meta:editing-duration>PT4H50M42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3" meta:paragraph-count="144" meta:word-count="513" meta:character-count="3098" meta:non-whitespace-character-count="2625"/>
  </office:meta>
</office:document-meta>
</file>